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Monospace" svg:font-family="Monospace" style:font-family-generic="system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5208in" style:use-optimal-column-width="false"/>
    </style:style>
    <style:style style:name="TableColumn4" style:family="table-column">
      <style:table-column-properties style:column-width="6.4062in" style:use-optimal-column-width="false"/>
    </style:style>
    <style:style style:name="Table2" style:family="table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7" style:parent-style-name="TableHeading" style:family="paragraph">
      <style:paragraph-properties fo:text-align="start"/>
    </style:style>
    <style:style style:name="TableCell8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9" style:parent-style-name="TableHeading" style:family="paragraph">
      <style:paragraph-properties fo:text-align="star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5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16" style:parent-style-name="DefaultParagraphFont" style:family="text">
      <style:text-properties fo:font-style="italic" style:font-style-asian="italic"/>
    </style:style>
    <style:style style:name="P17" style:parent-style-name="TableContents" style:family="paragraph">
      <style:text-properties fo:font-style="italic" style:font-style-asian="italic"/>
    </style:style>
    <style:style style:name="T18" style:parent-style-name="DefaultParagraphFont" style:family="text">
      <style:text-properties fo:font-style="italic" style:font-style-asian="italic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22" style:parent-style-name="DefaultParagraphFont" style:family="text">
      <style:text-properties fo:font-style="italic" style:font-style-asian="italic"/>
    </style:style>
    <style:style style:name="T23" style:parent-style-name="DefaultParagraphFont" style:family="text">
      <style:text-properties fo:font-style="italic" style:font-style-asian="italic"/>
    </style:style>
    <style:style style:name="T24" style:parent-style-name="DefaultParagraphFont" style:family="text">
      <style:text-properties fo:font-style="italic" style:font-style-asian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27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28" style:parent-style-name="DefaultParagraphFont" style:family="text">
      <style:text-properties fo:font-style="italic" style:font-style-asian="italic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31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32" style:parent-style-name="DefaultParagraphFont" style:family="text">
      <style:text-properties fo:font-style="italic" style:font-style-asian="italic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35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36" style:parent-style-name="DefaultParagraphFont" style:family="text">
      <style:text-properties fo:font-style="italic" style:font-style-asian="italic"/>
    </style:style>
    <style:style style:name="T37" style:parent-style-name="DefaultParagraphFont" style:family="text">
      <style:text-properties fo:font-style="italic" style:font-style-asian="italic"/>
    </style:style>
    <style:style style:name="T38" style:parent-style-name="DefaultParagraphFont" style:family="text">
      <style:text-properties fo:font-style="italic" style:font-style-asian="italic"/>
    </style:style>
    <style:style style:name="T39" style:parent-style-name="DefaultParagraphFont" style:family="text">
      <style:text-properties fo:font-style="italic" style:font-style-asian="italic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4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45" style:parent-style-name="Textbody" style:family="paragraph">
      <style:paragraph-properties fo:text-align="justify" fo:margin-bottom="0in"/>
      <style:text-properties style:font-name="Helvetica, Arial, sans-serif" fo:color="#000000"/>
    </style:style>
    <style:style style:name="P46" style:parent-style-name="Textbody" style:family="paragraph">
      <style:paragraph-properties fo:text-align="justify" fo:margin-bottom="0in"/>
    </style:style>
    <style:style style:name="T47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4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49" style:parent-style-name="Textbody" style:family="paragraph">
      <style:paragraph-properties fo:text-align="justify" fo:margin-bottom="0in"/>
    </style:style>
    <style:style style:name="T50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3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6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1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0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1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51" style:parent-style-name="Textbody" style:family="paragraph">
      <style:paragraph-properties fo:text-align="justify" fo:margin-bottom="0in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52" style:parent-style-name="Textbody" style:family="paragraph">
      <style:paragraph-properties fo:text-align="justify" fo:margin-bottom="0in"/>
    </style:style>
    <style:style style:name="T153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15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155" style:parent-style-name="Textbody" style:family="paragraph">
      <style:paragraph-properties fo:text-align="justify" fo:margin-bottom="0in"/>
    </style:style>
    <style:style style:name="T15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5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1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6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6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7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7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8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8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8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8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9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9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9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9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0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0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0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1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1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1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4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4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5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5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5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5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259" style:parent-style-name="Textbody" style:family="paragraph">
      <style:paragraph-properties fo:text-align="justify" fo:margin-bottom="0in"/>
    </style:style>
    <style:style style:name="T26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6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65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266" style:parent-style-name="Textbody" style:family="paragraph">
      <style:paragraph-properties fo:text-align="justify" fo:margin-bottom="0in"/>
    </style:style>
    <style:style style:name="T267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T268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font-style="italic" style:font-style-asian="italic" fo:color="#000000"/>
    </style:style>
    <style:style style:name="P269" style:parent-style-name="Textbody" style:family="paragraph">
      <style:paragraph-properties fo:text-align="justify" fo:margin-bottom="0in"/>
    </style:style>
    <style:style style:name="T270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7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7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8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8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8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8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1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1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1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1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2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2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2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3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32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3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4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4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4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7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7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7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7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8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8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8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8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9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9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0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0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0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0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40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1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1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1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1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2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2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2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3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3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3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3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4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4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44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4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5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45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4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5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6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6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6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6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8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8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8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9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0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0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5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0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0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50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1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1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1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2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2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2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2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3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3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53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5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3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4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4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4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4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4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5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5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5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5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6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6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7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8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8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8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9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5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9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9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9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0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0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0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1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2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2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3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3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4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4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4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65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5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5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5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8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8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8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9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9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70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7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71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7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1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2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2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2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2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3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3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4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4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5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5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5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5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76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6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7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6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76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7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6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7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7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8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8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8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9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9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0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0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0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8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8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1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8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2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2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2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2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2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8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3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3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836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837" style:parent-style-name="Textbody" style:family="paragraph">
      <style:paragraph-properties fo:text-align="justify" fo:margin-bottom="0in"/>
    </style:style>
    <style:style style:name="T83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8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4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4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4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4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4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4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4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5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5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52" style:parent-style-name="Textbody" style:family="paragraph">
      <style:paragraph-properties fo:text-align="justify" fo:margin-bottom="0in"/>
    </style:style>
    <style:style style:name="T8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5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5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5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6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6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6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6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65" style:parent-style-name="TableContents" style:family="paragraph">
      <style:paragraph-properties fo:text-align="justify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66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P867" style:parent-style-name="TableContents" style:family="paragraph">
      <style:paragraph-properties fo:text-align="justify"/>
      <style:text-properties style:font-name="Helvetica, Arial, sans-serif" style:font-name-asian="Monospace" style:font-name-complex="Monospace" fo:font-style="italic" style:font-style-asian="italic" fo:color="#000000"/>
    </style:style>
  </office:automatic-styles>
  <office:body>
    <office:text text:use-soft-page-breaks="true">
      <text:p text:style-name="P1">Thiết kế<text:s/>giao diện<text:s/>“Activity_main”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tep</text:p>
          </table:table-cell>
          <table:table-cell table:style-name="TableCell8">
            <text:p text:style-name="P9">Description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Import ứng dụng androidOpac mới nhất và tiến hành thêm các chức năng mới</text:p>
          </table:table-cell>
        </table:table-row>
        <table:table-row table:style-name="TableRow13">
          <table:table-cell table:style-name="TableCell14">
            <text:p text:style-name="TableContents">2</text:p>
          </table:table-cell>
          <table:table-cell table:style-name="TableCell15">
            <text:p text:style-name="TableContents">Thay đổi tập tin <text:s text:c="2"/><text:span text:style-name="T16">src/MainActivity.java <text:s/>với yêu cầu</text:span></text:p>
            <text:p text:style-name="P17">-thêm button “Information”</text:p>
            <text:p text:style-name="TableContents"><text:span text:style-name="T18">-thêm button “Credits”</text:span><text:s/></text:p>
          </table:table-cell>
        </table:table-row>
        <table:table-row table:style-name="TableRow19">
          <table:table-cell table:style-name="TableCell20">
            <text:p text:style-name="TableContents">3</text:p>
          </table:table-cell>
          <table:table-cell table:style-name="TableCell21">
            <text:p text:style-name="TableContents">Thay đổi tập tin layout XML <text:s/><text:span text:style-name="T22">res/layout/activity_main.xml <text:s/></text:span>và thêm button<text:s/><text:span text:style-name="T23">Information<text:s/></text:span>và<text:s/><text:span text:style-name="T24">Credits</text:span></text:p>
          </table:table-cell>
        </table:table-row>
        <table:table-row table:style-name="TableRow25">
          <table:table-cell table:style-name="TableCell26">
            <text:p text:style-name="TableContents">4</text:p>
          </table:table-cell>
          <table:table-cell table:style-name="TableCell27">
            <text:p text:style-name="TableContents">Thiết kế giao diện cho layout XML<text:s/><text:span text:style-name="T28">res/layout/activity_main.xml</text:span></text:p>
          </table:table-cell>
        </table:table-row>
        <table:table-row table:style-name="TableRow29">
          <table:table-cell table:style-name="TableCell30">
            <text:p text:style-name="TableContents">5</text:p>
          </table:table-cell>
          <table:table-cell table:style-name="TableCell31">
            <text:p text:style-name="TableContents">Thay đổi tập tin <text:s/><text:span text:style-name="T32">res/values/strings.xml</text:span><text:s text:c="3"/>để định nghĩa lại các giá trị hằng ký tự</text:p>
          </table:table-cell>
        </table:table-row>
        <table:table-row table:style-name="TableRow33">
          <table:table-cell table:style-name="TableCell34">
            <text:p text:style-name="TableContents">6</text:p>
          </table:table-cell>
          <table:table-cell table:style-name="TableCell35">
            <text:p text:style-name="TableContents">Thêm biểu tượng<text:s/><text:s/><text:span text:style-name="T36">infor, credits</text:span><text:span text:style-name="T37">, books, search, login</text:span><text:span text:style-name="T38"><text:s/></text:span><text:s/>vào folder<text:s/><text:span text:style-name="T39">res/drawable</text:span></text:p>
          </table:table-cell>
        </table:table-row>
        <table:table-row table:style-name="TableRow40">
          <table:table-cell table:style-name="TableCell41">
            <text:p text:style-name="TableContents">7</text:p>
          </table:table-cell>
          <table:table-cell table:style-name="TableCell42">
            <text:p text:style-name="TableContents">Chạy ứng dụng thử trên <text:s/><text:span text:style-name="T43">Android emulator</text:span><text:s/>để kiểm tra kết quả ứng dụng</text:p>
          </table:table-cell>
        </table:table-row>
      </table:table>
      <text:p text:style-name="P44"/>
      <text:p text:style-name="P45">Chi tiết</text:p>
      <text:p text:style-name="P46"><text:span text:style-name="T47">Step 2 <text:s text:c="3"/></text:span><text:span text:style-name="T48">src/MainActivity.java</text:span></text:p>
      <text:p text:style-name="P49"><text:span text:style-name="T50">Thay đổi MainActivity</text:span></text:p>
      <text:p text:style-name="P51"><text:span text:style-name="T52">Button btnCredits =(Button) findViewById(R.id.</text:span><text:span text:style-name="T53">btnCredits</text:span><text:span text:style-name="T54">);</text:span></text:p>
      <text:p text:style-name="P55"><text:span text:style-name="T56"><text:tab/></text:span><text:span text:style-name="T57"><text:tab/>btnCredits.setOnClickListener(</text:span><text:span text:style-name="T58">new</text:span><text:span text:style-name="T59"><text:s/>OnClickListener()<text:s/></text:span></text:p>
      <text:p text:style-name="P60"><text:span text:style-name="T61"><text:tab/></text:span><text:span text:style-name="T62"><text:tab/>{</text:span></text:p>
      <text:p text:style-name="P63"><text:span text:style-name="T64"><text:tab/></text:span><text:span text:style-name="T65"><text:tab/></text:span><text:span text:style-name="T66"><text:tab/></text:span><text:span text:style-name="T67">@Override</text:span></text:p>
      <text:p text:style-name="P68"><text:span text:style-name="T69"><text:tab/></text:span><text:span text:style-name="T70"><text:tab/></text:span><text:span text:style-name="T71"><text:tab/></text:span><text:span text:style-name="T72">public</text:span><text:span text:style-name="T73"><text:s/></text:span><text:span text:style-name="T74">void</text:span><text:span text:style-name="T75"><text:s/>onClick(View v) {</text:span></text:p>
      <text:p text:style-name="P76"><text:span text:style-name="T77"><text:tab/></text:span><text:span text:style-name="T78"><text:tab/></text:span><text:span text:style-name="T79"><text:tab/></text:span><text:span text:style-name="T80"><text:tab/>Intent intent =<text:s/></text:span><text:span text:style-name="T81">new</text:span><text:span text:style-name="T82"><text:s/>Intent(MainActivity.</text:span><text:span text:style-name="T83">this</text:span><text:span text:style-name="T84">, Credits.</text:span><text:span text:style-name="T85">class</text:span><text:span text:style-name="T86">);</text:span></text:p>
      <text:p text:style-name="P87"><text:span text:style-name="T88"><text:tab/></text:span><text:span text:style-name="T89"><text:tab/></text:span><text:span text:style-name="T90"><text:tab/></text:span><text:span text:style-name="T91"><text:tab/>MainActivity.</text:span><text:span text:style-name="T92">this</text:span><text:span text:style-name="T93">.startActivity(intent);</text:span></text:p>
      <text:p text:style-name="P94"><text:span text:style-name="T95"><text:tab/></text:span><text:span text:style-name="T96"><text:tab/></text:span><text:span text:style-name="T97"><text:tab/>}</text:span></text:p>
      <text:p text:style-name="P98"><text:span text:style-name="T99"><text:tab/></text:span><text:span text:style-name="T100"><text:tab/>}) <text:s text:c="2"/>; <text:s/></text:span></text:p>
      <text:p text:style-name="P101"><text:span text:style-name="T102"><text:tab/></text:span><text:span text:style-name="T103"><text:tab/></text:span></text:p>
      <text:p text:style-name="P104"><text:span text:style-name="T105">Button btnInformation =(Button) findViewById(R.id.</text:span><text:span text:style-name="T106">btnInformation</text:span><text:span text:style-name="T107">);</text:span></text:p>
      <text:p text:style-name="P108"><text:span text:style-name="T109"><text:tab/></text:span><text:span text:style-name="T110"><text:tab/>btnInformation.setOnClickListener(</text:span><text:span text:style-name="T111">new</text:span><text:span text:style-name="T112"><text:s/>OnClickListener()<text:s/></text:span></text:p>
      <text:p text:style-name="P113"><text:span text:style-name="T114"><text:tab/></text:span><text:span text:style-name="T115"><text:tab/>{</text:span></text:p>
      <text:p text:style-name="P116"><text:span text:style-name="T117"><text:tab/></text:span><text:span text:style-name="T118"><text:tab/></text:span><text:span text:style-name="T119"><text:tab/></text:span><text:span text:style-name="T120">@Override</text:span></text:p>
      <text:p text:style-name="P121"><text:span text:style-name="T122"><text:tab/></text:span><text:span text:style-name="T123"><text:tab/></text:span><text:span text:style-name="T124"><text:tab/></text:span><text:span text:style-name="T125">public</text:span><text:span text:style-name="T126"><text:s/></text:span><text:span text:style-name="T127">void</text:span><text:span text:style-name="T128"><text:s/>onClick(View b) {</text:span></text:p>
      <text:p text:style-name="P129"><text:span text:style-name="T130"><text:tab/></text:span><text:span text:style-name="T131"><text:tab/></text:span><text:span text:style-name="T132"><text:tab/></text:span><text:span text:style-name="T133"><text:tab/>Intent intent =<text:s/></text:span><text:span text:style-name="T134">new</text:span><text:span text:style-name="T135"><text:s/>Intent(MainActivity.</text:span><text:span text:style-name="T136">this</text:span><text:span text:style-name="T137">, Information.</text:span><text:span text:style-name="T138">class</text:span><text:span text:style-name="T139">);</text:span></text:p>
      <text:p text:style-name="P140"><text:span text:style-name="T141"><text:tab/></text:span><text:span text:style-name="T142"><text:tab/></text:span><text:span text:style-name="T143"><text:tab/></text:span><text:span text:style-name="T144"><text:tab/>MainActivity.</text:span><text:span text:style-name="T145">this</text:span><text:span text:style-name="T146">.startActivity(intent);</text:span></text:p>
      <text:p text:style-name="P147"><text:span text:style-name="T148"><text:tab/></text:span><text:span text:style-name="T149"><text:tab/></text:span><text:span text:style-name="T150"><text:tab/>}</text:span></text:p>
      <text:p text:style-name="P151"><text:tab/><text:tab/>}) <text:s text:c="2"/>;</text:p>
      <text:p text:style-name="P152"><text:span text:style-name="T153">Step 3 <text:s text:c="2"/></text:span><text:span text:style-name="T154">res/layout/activity_main.xml</text:span></text:p>
      <text:p text:style-name="P155"><text:span text:style-name="T156">Thay đổi activity_main.xml</text:span></text:p>
      <text:p text:style-name="P157"><text:span text:style-name="T158">&lt;</text:span><text:span text:style-name="T159">Button</text:span></text:p>
      <text:p text:style-name="P160"><text:span text:style-name="T161"><text:s text:c="12"/></text:span><text:span text:style-name="T162">android:id</text:span><text:span text:style-name="T163">=</text:span><text:span text:style-name="T164">"@+id/btnCredits"</text:span></text:p>
      <text:p text:style-name="P165"><text:span text:style-name="T166"><text:s text:c="12"/></text:span><text:span text:style-name="T167">android:layout_width</text:span><text:span text:style-name="T168">=</text:span><text:span text:style-name="T169">"200dp"</text:span></text:p>
      <text:p text:style-name="P170"><text:span text:style-name="T171"><text:s text:c="12"/></text:span><text:span text:style-name="T172">android:layout_height</text:span><text:span text:style-name="T173">=</text:span><text:span text:style-name="T174">"70dp"</text:span></text:p>
      <text:p text:style-name="P175"><text:span text:style-name="T176"><text:s text:c="12"/></text:span><text:span text:style-name="T177">android:layout_gravity</text:span><text:span text:style-name="T178">=</text:span><text:span text:style-name="T179">"center"</text:span></text:p>
      <text:p text:style-name="P180"><text:span text:style-name="T181"><text:s text:c="12"/></text:span><text:span text:style-name="T182">android:drawableLeft</text:span><text:span text:style-name="T183">=</text:span><text:span text:style-name="T184">"@drawable/credits"</text:span></text:p>
      <text:p text:style-name="P185"><text:span text:style-name="T186"><text:s text:c="12"/></text:span><text:span text:style-name="T187">android:text</text:span><text:span text:style-name="T188">=</text:span><text:span text:style-name="T189">"@string/credits"</text:span></text:p>
      <text:p text:style-name="P190"><text:span text:style-name="T191"><text:s text:c="12"/></text:span><text:span text:style-name="T192">android:textColor</text:span><text:span text:style-name="T193">=</text:span><text:span text:style-name="T194">"#FFFFFF"</text:span></text:p>
      <text:p text:style-name="P195"><text:span text:style-name="T196"><text:s text:c="12"/></text:span><text:span text:style-name="T197">android:textSize</text:span><text:span text:style-name="T198">=</text:span><text:span text:style-name="T199">"22sp"</text:span></text:p>
      <text:p text:style-name="P200"><text:span text:style-name="T201"><text:s text:c="12"/></text:span><text:span text:style-name="T202">android:textStyle</text:span><text:span text:style-name="T203">=</text:span><text:span text:style-name="T204">"bold"</text:span><text:span text:style-name="T205"><text:s/></text:span><text:span text:style-name="T206">/&gt;</text:span></text:p>
      <text:p text:style-name="P207"/>
      <text:p text:style-name="P208"><text:span text:style-name="T209"><text:s text:c="8"/></text:span><text:span text:style-name="T210">&lt;</text:span><text:span text:style-name="T211">Button</text:span></text:p>
      <text:p text:style-name="P212"><text:span text:style-name="T213"><text:s text:c="12"/></text:span><text:span text:style-name="T214">android:id</text:span><text:span text:style-name="T215">=</text:span><text:span text:style-name="T216">"@+id/btnInformation"</text:span></text:p>
      <text:p text:style-name="P217"><text:span text:style-name="T218"><text:s text:c="12"/></text:span><text:span text:style-name="T219">android:layout_width</text:span><text:span text:style-name="T220">=</text:span><text:span text:style-name="T221">"200dp"</text:span></text:p>
      <text:p text:style-name="P222"><text:span text:style-name="T223"><text:s text:c="12"/></text:span><text:span text:style-name="T224">android:layout_height</text:span><text:span text:style-name="T225">=</text:span><text:span text:style-name="T226">"70dp"</text:span></text:p>
      <text:p text:style-name="P227"><text:span text:style-name="T228"><text:s text:c="12"/></text:span><text:span text:style-name="T229">android:layout_gravity</text:span><text:span text:style-name="T230">=</text:span><text:span text:style-name="T231">"center"</text:span></text:p>
      <text:p text:style-name="P232"><text:span text:style-name="T233"><text:s text:c="12"/></text:span><text:span text:style-name="T234">android:drawableLeft</text:span><text:span text:style-name="T235">=</text:span><text:span text:style-name="T236">"@drawable/infor"</text:span></text:p>
      <text:p text:style-name="P237"><text:span text:style-name="T238"><text:s text:c="12"/></text:span><text:span text:style-name="T239">android:text</text:span><text:span text:style-name="T240">=</text:span><text:span text:style-name="T241">"@string/information"</text:span></text:p>
      <text:p text:style-name="P242"><text:span text:style-name="T243"><text:s text:c="12"/></text:span><text:span text:style-name="T244">android:textColor</text:span><text:span text:style-name="T245">=</text:span><text:span text:style-name="T246">"#FFFFFF"</text:span></text:p>
      <text:p text:style-name="P247"><text:span text:style-name="T248"><text:s text:c="9"/></text:span><text:span text:style-name="T249"><text:s text:c="3"/></text:span><text:span text:style-name="T250">android:textSize</text:span><text:span text:style-name="T251">=</text:span><text:span text:style-name="T252">"22dp"</text:span></text:p>
      <text:p text:style-name="P253"><text:span text:style-name="T254"><text:s text:c="12"/></text:span><text:span text:style-name="T255">android:textStyle</text:span><text:span text:style-name="T256">=</text:span><text:span text:style-name="T257">"bold"</text:span><text:span text:style-name="T258"><text:s/></text:span></text:p>
      <text:p text:style-name="P259"><text:span text:style-name="T260"><text:s text:c="12"/></text:span><text:span text:style-name="T261">android:layout_marginBottom</text:span><text:span text:style-name="T262">=</text:span><text:span text:style-name="T263">"20dp"</text:span><text:span text:style-name="T264">/&gt;</text:span></text:p>
      <text:p text:style-name="P265"/>
      <text:p text:style-name="P266"><text:span text:style-name="T267">Step 4 <text:s text:c="3"/></text:span><text:span text:style-name="T268">res/layout/activity_main.xml <text:s text:c="4"/></text:span></text:p>
      <text:p text:style-name="P269"><text:span text:style-name="T270">Thiết kế giao diện activity_main.xml</text:span></text:p>
      <text:p text:style-name="P271"><text:span text:style-name="T272">&lt;?</text:span><text:span text:style-name="T273">xml</text:span><text:span text:style-name="T274"><text:s/></text:span><text:span text:style-name="T275">version</text:span><text:span text:style-name="T276">=</text:span><text:span text:style-name="T277">"1.0"</text:span><text:span text:style-name="T278"><text:s/></text:span><text:span text:style-name="T279">encoding</text:span><text:span text:style-name="T280">=</text:span><text:span text:style-name="T281">"utf-8"</text:span><text:span text:style-name="T282">?&gt;</text:span></text:p>
      <text:p text:style-name="P283"/>
      <text:p text:style-name="P284"><text:span text:style-name="T285">&lt;</text:span><text:span text:style-name="T286">ScrollView</text:span><text:span text:style-name="T287"><text:s/></text:span><text:span text:style-name="T288">xmlns:android</text:span><text:span text:style-name="T289">=</text:span><text:span text:style-name="T290">"http://schemas.android.com/apk/res/android"</text:span></text:p>
      <text:p text:style-name="P291"><text:span text:style-name="T292"><text:tab/><text:s text:c="4"/></text:span><text:span text:style-name="T293">android:orientation</text:span><text:span text:style-name="T294">=</text:span><text:span text:style-name="T295">"vertical"</text:span></text:p>
      <text:p text:style-name="P296"><text:span text:style-name="T297"><text:tab/><text:s text:c="4"/></text:span><text:span text:style-name="T298">android:layout_width</text:span><text:span text:style-name="T299">=</text:span><text:span text:style-name="T300">"fill_parent"</text:span></text:p>
      <text:p text:style-name="P301"><text:span text:style-name="T302"><text:tab/></text:span><text:span text:style-name="T303"><text:tab/></text:span><text:span text:style-name="T304">android:layout_height</text:span><text:span text:style-name="T305">=</text:span><text:span text:style-name="T306">"fill_parent"</text:span></text:p>
      <text:p text:style-name="P307"><text:span text:style-name="T308"><text:tab/></text:span><text:span text:style-name="T309"><text:tab/></text:span><text:span text:style-name="T310">android:background</text:span><text:span text:style-name="T311">=</text:span><text:span text:style-name="T312">"@drawable/background"</text:span><text:span text:style-name="T313">&gt;</text:span></text:p>
      <text:p text:style-name="P314"><text:span text:style-name="T315"><text:tab/></text:span><text:span text:style-name="T316"><text:tab/></text:span></text:p>
      <text:p text:style-name="P317"><text:span text:style-name="T318">&lt;</text:span><text:span text:style-name="T319">LinearLayout</text:span></text:p>
      <text:p text:style-name="P320"><text:span text:style-name="T321"><text:s text:c="4"/></text:span><text:span text:style-name="T322">android:layout_width</text:span><text:span text:style-name="T323">=</text:span><text:span text:style-name="T324">"match_parent"</text:span></text:p>
      <text:p text:style-name="P325"><text:span text:style-name="T326"><text:s text:c="4"/></text:span><text:span text:style-name="T327">android:layout_height</text:span><text:span text:style-name="T328">=</text:span><text:span text:style-name="T329">"match_parent"</text:span></text:p>
      <text:p text:style-name="P330"><text:span text:style-name="T331"><text:s text:c="4"/></text:span><text:span text:style-name="T332">android:orientation</text:span><text:span text:style-name="T333">=</text:span><text:span text:style-name="T334">"vertical"</text:span></text:p>
      <text:p text:style-name="P335"><text:span text:style-name="T336"><text:s text:c="4"/></text:span><text:span text:style-name="T337">android:padding</text:span><text:span text:style-name="T338">=</text:span><text:span text:style-name="T339">"2dip"</text:span><text:span text:style-name="T340"><text:s/></text:span><text:span text:style-name="T341">&gt;</text:span></text:p>
      <text:p text:style-name="P342"/>
      <text:p text:style-name="P343"><text:span text:style-name="T344"><text:s text:c="4"/></text:span><text:span text:style-name="T345">&lt;</text:span><text:span text:style-name="T346">LinearLayout</text:span></text:p>
      <text:p text:style-name="P347"><text:span text:style-name="T348"><text:s text:c="8"/></text:span><text:span text:style-name="T349">android:layout_width</text:span><text:span text:style-name="T350">=</text:span><text:span text:style-name="T351">"fill_parent"</text:span></text:p>
      <text:p text:style-name="P352"><text:span text:style-name="T353"><text:s text:c="8"/></text:span><text:span text:style-name="T354">android:layout_height</text:span><text:span text:style-name="T355">=</text:span><text:span text:style-name="T356">"wrap_content"</text:span></text:p>
      <text:p text:style-name="P357"><text:span text:style-name="T358"><text:s text:c="8"/></text:span><text:span text:style-name="T359">android:layout_gravity</text:span><text:span text:style-name="T360">=</text:span><text:span text:style-name="T361">"center"</text:span></text:p>
      <text:p text:style-name="P362"><text:span text:style-name="T363"><text:s text:c="8"/></text:span><text:span text:style-name="T364">android:gravity</text:span><text:span text:style-name="T365">=</text:span><text:span text:style-name="T366">"center_vertical"</text:span></text:p>
      <text:p text:style-name="P367"><text:span text:style-name="T368"><text:s text:c="8"/></text:span><text:span text:style-name="T369">android:orientation</text:span><text:span text:style-name="T370">=</text:span><text:span text:style-name="T371">"horizontal"</text:span></text:p>
      <text:p text:style-name="P372"><text:span text:style-name="T373"><text:s text:c="8"/></text:span><text:span text:style-name="T374">android:padding</text:span><text:span text:style-name="T375">=</text:span><text:span text:style-name="T376">"2dip"</text:span><text:span text:style-name="T377"><text:s/></text:span><text:span text:style-name="T378">&gt;</text:span></text:p>
      <text:p text:style-name="P379"/>
      <text:p text:style-name="P380"><text:span text:style-name="T381"><text:s text:c="8"/></text:span><text:span text:style-name="T382">&lt;</text:span><text:span text:style-name="T383">TextView</text:span></text:p>
      <text:p text:style-name="P384"><text:span text:style-name="T385"><text:s text:c="12"/></text:span><text:span text:style-name="T386">android:id</text:span><text:span text:style-name="T387">=</text:span><text:span text:style-name="T388">"@+id/userLoggedTextView"</text:span></text:p>
      <text:p text:style-name="P389"><text:span text:style-name="T390"><text:s text:c="12"/></text:span><text:span text:style-name="T391">android:layout_width</text:span><text:span text:style-name="T392">=</text:span><text:span text:style-name="T393">"match_parent"</text:span></text:p>
      <text:p text:style-name="P394"><text:span text:style-name="T395"><text:s text:c="12"/></text:span><text:span text:style-name="T396">android:layout_height</text:span><text:span text:style-name="T397">=</text:span><text:span text:style-name="T398">"wrap_content"</text:span></text:p>
      <text:p text:style-name="P399"><text:span text:style-name="T400"><text:s text:c="12"/></text:span><text:span text:style-name="T401">android:text</text:span><text:span text:style-name="T402">=</text:span><text:span text:style-name="T403">"@string/user_not_logged"</text:span></text:p>
      <text:p text:style-name="P404"><text:span text:style-name="T405"><text:s text:c="12"/></text:span><text:span text:style-name="T406">android:visibility</text:span><text:span text:style-name="T407">=</text:span><text:span text:style-name="T408">"gone"</text:span><text:span text:style-name="T409"><text:s/></text:span><text:span text:style-name="T410">/&gt;</text:span></text:p>
      <text:p text:style-name="P411"/>
      <text:p text:style-name="P412"><text:span text:style-name="T413"><text:s text:c="8"/></text:span><text:span text:style-name="T414">&lt;</text:span><text:span text:style-name="T415">ImageView</text:span></text:p>
      <text:p text:style-name="P416"><text:span text:style-name="T417"><text:s text:c="12"/></text:span><text:span text:style-name="T418">android:id</text:span><text:span text:style-name="T419">=</text:span><text:span text:style-name="T420">"@+id/icon"</text:span></text:p>
      <text:p text:style-name="P421"><text:span text:style-name="T422"><text:s text:c="12"/></text:span><text:span text:style-name="T423">android:layout_width</text:span><text:span text:style-name="T424">=</text:span><text:span text:style-name="T425">"73dp"</text:span></text:p>
      <text:p text:style-name="P426"><text:span text:style-name="T427"><text:s text:c="12"/></text:span><text:span text:style-name="T428">android:layout_height</text:span><text:span text:style-name="T429">=</text:span><text:span text:style-name="T430">"102dp"</text:span></text:p>
      <text:p text:style-name="P431"><text:span text:style-name="T432"><text:s text:c="12"/></text:span><text:span text:style-name="T433">android:layout_margin</text:span><text:span text:style-name="T434">=</text:span><text:span text:style-name="T435">"5dp"</text:span></text:p>
      <text:p text:style-name="P436"><text:span text:style-name="T437"><text:s text:c="12"/></text:span><text:span text:style-name="T438">android:layout_weight</text:span><text:span text:style-name="T439">=</text:span><text:span text:style-name="T440">"0.62"</text:span></text:p>
      <text:p text:style-name="P441"><text:span text:style-name="T442"><text:s text:c="12"/></text:span><text:span text:style-name="T443">android:src</text:span><text:span text:style-name="T444">=</text:span><text:span text:style-name="T445">"@drawable/icon"</text:span><text:span text:style-name="T446"><text:s/></text:span><text:span text:style-name="T447">/&gt;</text:span></text:p>
      <text:p text:style-name="P448"/>
      <text:p text:style-name="P449"><text:span text:style-name="T450"><text:s text:c="8"/></text:span><text:span text:style-name="T451">&lt;</text:span><text:span text:style-name="T452">TextView</text:span></text:p>
      <text:p text:style-name="P453"><text:span text:style-name="T454"><text:s text:c="12"/></text:span><text:span text:style-name="T455">style</text:span><text:span text:style-name="T456">=</text:span><text:span text:style-name="T457">"@android:style/TextAppearance.Large"</text:span></text:p>
      <text:p text:style-name="P458"><text:span text:style-name="T459"><text:s text:c="12"/></text:span><text:span text:style-name="T460">android:layout_width</text:span><text:span text:style-name="T461">=</text:span><text:span text:style-name="T462">"wrap_content"</text:span></text:p>
      <text:p text:style-name="P463"><text:span text:style-name="T464"><text:s text:c="12"/></text:span><text:span text:style-name="T465">android:layout_height</text:span><text:span text:style-name="T466">=</text:span><text:span text:style-name="T467">"wrap_content"</text:span></text:p>
      <text:p text:style-name="P468"><text:span text:style-name="T469"><text:s text:c="12"/></text:span><text:span text:style-name="T470">android:layout_margin</text:span><text:span text:style-name="T471">=</text:span><text:span text:style-name="T472">"5dp"</text:span></text:p>
      <text:p text:style-name="P473"><text:span text:style-name="T474"><text:s text:c="12"/></text:span><text:span text:style-name="T475">android:layout_weight</text:span><text:span text:style-name="T476">=</text:span><text:span text:style-name="T477">"0.36"</text:span></text:p>
      <text:p text:style-name="P478"><text:span text:style-name="T479"><text:s text:c="12"/></text:span><text:span text:style-name="T480">android:singleLine</text:span><text:span text:style-name="T481">=</text:span><text:span text:style-name="T482">"false"</text:span></text:p>
      <text:soft-page-break/>
      <text:p text:style-name="P483"><text:span text:style-name="T484"><text:s text:c="12"/></text:span><text:span text:style-name="T485">android:text</text:span><text:span text:style-name="T486">=</text:span><text:span text:style-name="T487">"@string/label"</text:span></text:p>
      <text:p text:style-name="P488"><text:span text:style-name="T489"><text:s text:c="12"/></text:span><text:span text:style-name="T490">android:textColor</text:span><text:span text:style-name="T491">=</text:span><text:span text:style-name="T492">"#FFFFFF"</text:span></text:p>
      <text:p text:style-name="P493"><text:span text:style-name="T494"><text:s text:c="12"/></text:span><text:span text:style-name="T495">android:textSize</text:span><text:span text:style-name="T496">=</text:span><text:span text:style-name="T497">"30sp"</text:span></text:p>
      <text:p text:style-name="P498"><text:span text:style-name="T499"><text:s text:c="12"/></text:span><text:span text:style-name="T500">android:textStyle</text:span><text:span text:style-name="T501">=</text:span><text:span text:style-name="T502">"bold"</text:span><text:span text:style-name="T503"><text:s/></text:span><text:span text:style-name="T504">/&gt;</text:span></text:p>
      <text:p text:style-name="P505"><text:span text:style-name="T506"><text:s text:c="4"/></text:span><text:span text:style-name="T507">&lt;/</text:span><text:span text:style-name="T508">LinearLayout</text:span><text:span text:style-name="T509">&gt;</text:span></text:p>
      <text:p text:style-name="P510"/>
      <text:p text:style-name="P511"><text:span text:style-name="T512"><text:s text:c="4"/></text:span><text:span text:style-name="T513">&lt;</text:span><text:span text:style-name="T514">LinearLayout</text:span></text:p>
      <text:p text:style-name="P515"><text:span text:style-name="T516"><text:s text:c="8"/></text:span><text:span text:style-name="T517">android:layout_width</text:span><text:span text:style-name="T518">=</text:span><text:span text:style-name="T519">"match_parent"</text:span></text:p>
      <text:p text:style-name="P520"><text:span text:style-name="T521"><text:s text:c="8"/></text:span><text:span text:style-name="T522">android:layout_height</text:span><text:span text:style-name="T523">=</text:span><text:span text:style-name="T524">"wrap_content"</text:span></text:p>
      <text:p text:style-name="P525"><text:span text:style-name="T526"><text:s text:c="8"/></text:span><text:span text:style-name="T527">android:layout_gravity</text:span><text:span text:style-name="T528">=</text:span><text:span text:style-name="T529">"center"</text:span></text:p>
      <text:p text:style-name="P530"><text:span text:style-name="T531"><text:s text:c="8"/></text:span><text:span text:style-name="T532">android:orientation</text:span><text:span text:style-name="T533">=</text:span><text:span text:style-name="T534">"vertical"</text:span><text:span text:style-name="T535"><text:s/></text:span></text:p>
      <text:p text:style-name="P536"><text:span text:style-name="T537"><text:s text:c="8"/></text:span><text:span text:style-name="T538">&gt;</text:span></text:p>
      <text:p text:style-name="P539"/>
      <text:p text:style-name="P540"><text:span text:style-name="T541"><text:s text:c="8"/></text:span><text:span text:style-name="T542">&lt;</text:span><text:span text:style-name="T543">Button</text:span></text:p>
      <text:p text:style-name="P544"><text:span text:style-name="T545"><text:s text:c="12"/></text:span><text:span text:style-name="T546">android:id</text:span><text:span text:style-name="T547">=</text:span><text:span text:style-name="T548">"@+id/btnSearch"</text:span></text:p>
      <text:p text:style-name="P549"><text:span text:style-name="T550"><text:s text:c="12"/></text:span><text:span text:style-name="T551">android:layout_width</text:span><text:span text:style-name="T552">=</text:span><text:span text:style-name="T553">"200dp"</text:span></text:p>
      <text:p text:style-name="P554"><text:span text:style-name="T555"><text:s text:c="12"/></text:span><text:span text:style-name="T556">android:layout_height</text:span><text:span text:style-name="T557">=</text:span><text:span text:style-name="T558">"70dp"</text:span></text:p>
      <text:p text:style-name="P559"><text:span text:style-name="T560"><text:s text:c="12"/></text:span><text:span text:style-name="T561">android:layout_gravity</text:span><text:span text:style-name="T562">=</text:span><text:span text:style-name="T563">"center"</text:span></text:p>
      <text:p text:style-name="P564"><text:span text:style-name="T565"><text:s text:c="12"/></text:span><text:span text:style-name="T566">android:layout_marginTop</text:span><text:span text:style-name="T567">=</text:span><text:span text:style-name="T568">"20dp"</text:span></text:p>
      <text:p text:style-name="P569"><text:span text:style-name="T570"><text:s text:c="12"/></text:span><text:span text:style-name="T571">android:drawableLeft</text:span><text:span text:style-name="T572">=</text:span><text:span text:style-name="T573">"@drawable/search"</text:span></text:p>
      <text:p text:style-name="P574"><text:span text:style-name="T575"><text:s text:c="12"/></text:span><text:span text:style-name="T576">android:text</text:span><text:span text:style-name="T577">=</text:span><text:span text:style-name="T578">"@string/search_button"</text:span></text:p>
      <text:p text:style-name="P579"><text:span text:style-name="T580"><text:s text:c="12"/></text:span><text:span text:style-name="T581">android:textColor</text:span><text:span text:style-name="T582">=</text:span><text:span text:style-name="T583">"#FFFFFF"</text:span></text:p>
      <text:p text:style-name="P584"><text:span text:style-name="T585"><text:s text:c="12"/></text:span><text:span text:style-name="T586">android:textSize</text:span><text:span text:style-name="T587">=</text:span><text:span text:style-name="T588">"22sp"</text:span></text:p>
      <text:p text:style-name="P589"><text:span text:style-name="T590"><text:s text:c="12"/></text:span><text:span text:style-name="T591">android:textStyle</text:span><text:span text:style-name="T592">=</text:span><text:span text:style-name="T593">"bold"</text:span><text:span text:style-name="T594"><text:s/></text:span><text:span text:style-name="T595">/&gt;</text:span></text:p>
      <text:p text:style-name="P596"/>
      <text:p text:style-name="P597"><text:span text:style-name="T598"><text:s text:c="8"/></text:span><text:span text:style-name="T599">&lt;</text:span><text:span text:style-name="T600">Button</text:span></text:p>
      <text:p text:style-name="P601"><text:span text:style-name="T602"><text:s text:c="12"/></text:span><text:span text:style-name="T603">android:id</text:span><text:span text:style-name="T604">=</text:span><text:span text:style-name="T605">"@+id/login_button"</text:span></text:p>
      <text:p text:style-name="P606"><text:span text:style-name="T607"><text:s text:c="12"/></text:span><text:span text:style-name="T608">android:layout_width</text:span><text:span text:style-name="T609">=</text:span><text:span text:style-name="T610">"200dp"</text:span></text:p>
      <text:p text:style-name="P611"><text:span text:style-name="T612"><text:s text:c="12"/></text:span><text:span text:style-name="T613">android:layout_height</text:span><text:span text:style-name="T614">=</text:span><text:span text:style-name="T615">"70dp"</text:span></text:p>
      <text:p text:style-name="P616"><text:span text:style-name="T617"><text:s text:c="12"/></text:span><text:span text:style-name="T618">android:layout_gravity</text:span><text:span text:style-name="T619">=</text:span><text:span text:style-name="T620">"center"</text:span></text:p>
      <text:p text:style-name="P621"><text:span text:style-name="T622"><text:s text:c="12"/></text:span><text:span text:style-name="T623">android:drawableLeft</text:span><text:span text:style-name="T624">=</text:span><text:span text:style-name="T625">"@drawable/login"</text:span></text:p>
      <text:p text:style-name="P626"><text:span text:style-name="T627"><text:s text:c="12"/></text:span><text:span text:style-name="T628">android:onClick</text:span><text:span text:style-name="T629">=</text:span><text:span text:style-name="T630">"login"</text:span></text:p>
      <text:p text:style-name="P631"><text:span text:style-name="T632"><text:s text:c="12"/></text:span><text:span text:style-name="T633">android:text</text:span><text:span text:style-name="T634">=</text:span><text:span text:style-name="T635">"@string/login_button"</text:span></text:p>
      <text:p text:style-name="P636"><text:span text:style-name="T637"><text:s text:c="12"/></text:span><text:span text:style-name="T638">android:textColor</text:span><text:span text:style-name="T639">=</text:span><text:span text:style-name="T640">"#FFFFFF"</text:span></text:p>
      <text:p text:style-name="P641"><text:span text:style-name="T642"><text:s text:c="12"/></text:span><text:span text:style-name="T643">android:textSize</text:span><text:span text:style-name="T644">=</text:span><text:span text:style-name="T645">"22sp"</text:span></text:p>
      <text:p text:style-name="P646"><text:span text:style-name="T647"><text:s text:c="12"/></text:span><text:span text:style-name="T648">android:textStyle</text:span><text:span text:style-name="T649">=</text:span><text:span text:style-name="T650">"bold"</text:span><text:span text:style-name="T651"><text:s/></text:span><text:span text:style-name="T652">/&gt;</text:span></text:p>
      <text:p text:style-name="P653"/>
      <text:p text:style-name="P654"><text:span text:style-name="T655"><text:s text:c="5"/></text:span><text:span text:style-name="T656">&lt;</text:span><text:span text:style-name="T657">Button</text:span></text:p>
      <text:p text:style-name="P658"><text:span text:style-name="T659"><text:s text:c="9"/></text:span><text:span text:style-name="T660">android:id</text:span><text:span text:style-name="T661">=</text:span><text:span text:style-name="T662">"@+id/mybooksbutton"</text:span></text:p>
      <text:p text:style-name="P663"><text:span text:style-name="T664"><text:s text:c="9"/></text:span><text:span text:style-name="T665">android:layout_width</text:span><text:span text:style-name="T666">=</text:span><text:span text:style-name="T667">"200dp"</text:span></text:p>
      <text:p text:style-name="P668"><text:span text:style-name="T669"><text:s text:c="9"/></text:span><text:span text:style-name="T670">android:layout_height</text:span><text:span text:style-name="T671">=</text:span><text:span text:style-name="T672">"70dp"</text:span></text:p>
      <text:p text:style-name="P673"><text:span text:style-name="T674"><text:s text:c="9"/></text:span><text:span text:style-name="T675">android:layout_gravity</text:span><text:span text:style-name="T676">=</text:span><text:span text:style-name="T677">"center"</text:span></text:p>
      <text:p text:style-name="P678"><text:span text:style-name="T679"><text:s text:c="9"/></text:span><text:span text:style-name="T680">android:text</text:span><text:span text:style-name="T681">=</text:span><text:span text:style-name="T682">"@string/my_books_button"</text:span></text:p>
      <text:p text:style-name="P683"><text:span text:style-name="T684"><text:s text:c="9"/></text:span><text:span text:style-name="T685">android:drawableLeft</text:span><text:span text:style-name="T686">=</text:span><text:span text:style-name="T687">"@drawable/book"</text:span></text:p>
      <text:p text:style-name="P688"><text:span text:style-name="T689"><text:s text:c="9"/></text:span><text:span text:style-name="T690">android:textColor</text:span><text:span text:style-name="T691">=</text:span><text:span text:style-name="T692">"#FFFFFF"</text:span></text:p>
      <text:p text:style-name="P693"><text:span text:style-name="T694"><text:s text:c="9"/></text:span><text:span text:style-name="T695">android:textStyle</text:span><text:span text:style-name="T696">=</text:span><text:span text:style-name="T697">"bold"</text:span></text:p>
      <text:p text:style-name="P698"><text:span text:style-name="T699"><text:s text:c="9"/></text:span><text:span text:style-name="T700">android:textSize</text:span><text:span text:style-name="T701">=</text:span><text:span text:style-name="T702">"22sp"</text:span></text:p>
      <text:p text:style-name="P703"><text:span text:style-name="T704"><text:s text:c="9"/></text:span><text:span text:style-name="T705">android:visibility</text:span><text:span text:style-name="T706">=</text:span><text:span text:style-name="T707">"visible"</text:span><text:span text:style-name="T708"><text:s/></text:span><text:span text:style-name="T709">/&gt;</text:span></text:p>
      <text:p text:style-name="P710"/>
      <text:p text:style-name="P711"><text:span text:style-name="T712"><text:s text:c="8"/></text:span><text:span text:style-name="T713">&lt;</text:span><text:span text:style-name="T714">Button</text:span></text:p>
      <text:p text:style-name="P715"><text:span text:style-name="T716"><text:s text:c="12"/></text:span><text:span text:style-name="T717">android:id</text:span><text:span text:style-name="T718">=</text:span><text:span text:style-name="T719">"@+id/btnCredits"</text:span></text:p>
      <text:p text:style-name="P720"><text:span text:style-name="T721"><text:s text:c="12"/></text:span><text:span text:style-name="T722">android:layout_width</text:span><text:span text:style-name="T723">=</text:span><text:span text:style-name="T724">"200dp"</text:span></text:p>
      <text:p text:style-name="P725"><text:span text:style-name="T726"><text:s text:c="12"/></text:span><text:span text:style-name="T727">android:layout_height</text:span><text:span text:style-name="T728">=</text:span><text:span text:style-name="T729">"70dp"</text:span></text:p>
      <text:p text:style-name="P730"><text:span text:style-name="T731"><text:s text:c="12"/></text:span><text:span text:style-name="T732">android:layout_gravity</text:span><text:span text:style-name="T733">=</text:span><text:span text:style-name="T734">"center"</text:span></text:p>
      <text:p text:style-name="P735"><text:span text:style-name="T736"><text:s text:c="12"/></text:span><text:span text:style-name="T737">android:drawableLeft</text:span><text:span text:style-name="T738">=</text:span><text:span text:style-name="T739">"@drawable/credits"</text:span></text:p>
      <text:p text:style-name="P740"><text:span text:style-name="T741"><text:s text:c="12"/></text:span><text:span text:style-name="T742">android:text</text:span><text:span text:style-name="T743">=</text:span><text:span text:style-name="T744">"@string/credits"</text:span></text:p>
      <text:p text:style-name="P745"><text:span text:style-name="T746"><text:s text:c="12"/></text:span><text:span text:style-name="T747">android:textColor</text:span><text:span text:style-name="T748">=</text:span><text:span text:style-name="T749">"#FFFFFF"</text:span></text:p>
      <text:p text:style-name="P750"><text:span text:style-name="T751"><text:s text:c="12"/></text:span><text:span text:style-name="T752">android:textSize</text:span><text:span text:style-name="T753">=</text:span><text:span text:style-name="T754">"22sp"</text:span></text:p>
      <text:p text:style-name="P755"><text:span text:style-name="T756"><text:s text:c="12"/></text:span><text:span text:style-name="T757">android:textStyle</text:span><text:span text:style-name="T758">=</text:span><text:span text:style-name="T759">"bold"</text:span><text:span text:style-name="T760"><text:s/></text:span><text:span text:style-name="T761">/&gt;</text:span></text:p>
      <text:p text:style-name="P762"/>
      <text:p text:style-name="P763"><text:span text:style-name="T764"><text:s text:c="8"/></text:span><text:span text:style-name="T765">&lt;</text:span><text:span text:style-name="T766">Button</text:span></text:p>
      <text:p text:style-name="P767"><text:span text:style-name="T768"><text:s text:c="12"/></text:span><text:span text:style-name="T769">android:id</text:span><text:span text:style-name="T770">=</text:span><text:span text:style-name="T771">"@+id/btnInformation"</text:span></text:p>
      <text:p text:style-name="P772"><text:span text:style-name="T773"><text:s text:c="12"/></text:span><text:span text:style-name="T774">android:layout_width</text:span><text:span text:style-name="T775">=</text:span><text:span text:style-name="T776">"200dp"</text:span></text:p>
      <text:p text:style-name="P777"><text:span text:style-name="T778"><text:s text:c="12"/></text:span><text:span text:style-name="T779">android:layout_height</text:span><text:span text:style-name="T780">=</text:span><text:span text:style-name="T781">"70dp"</text:span></text:p>
      <text:p text:style-name="P782"><text:span text:style-name="T783"><text:s text:c="12"/></text:span><text:span text:style-name="T784">android:layout_gravity</text:span><text:span text:style-name="T785">=</text:span><text:span text:style-name="T786">"center"</text:span></text:p>
      <text:p text:style-name="P787"><text:span text:style-name="T788"><text:s text:c="12"/></text:span><text:span text:style-name="T789">android:drawableLeft</text:span><text:span text:style-name="T790">=</text:span><text:span text:style-name="T791">"@drawable/infor"</text:span></text:p>
      <text:p text:style-name="P792"><text:span text:style-name="T793"><text:s text:c="12"/></text:span><text:span text:style-name="T794">android:text</text:span><text:span text:style-name="T795">=</text:span><text:span text:style-name="T796">"@string/information"</text:span></text:p>
      <text:p text:style-name="P797"><text:span text:style-name="T798"><text:s text:c="12"/></text:span><text:span text:style-name="T799">android:textColor</text:span><text:span text:style-name="T800">=</text:span><text:span text:style-name="T801">"#FFFFFF"</text:span></text:p>
      <text:p text:style-name="P802"><text:span text:style-name="T803"><text:s text:c="9"/></text:span><text:span text:style-name="T804"><text:s text:c="3"/></text:span><text:span text:style-name="T805">android:textSize</text:span><text:span text:style-name="T806">=</text:span><text:span text:style-name="T807">"22dp"</text:span></text:p>
      <text:p text:style-name="P808"><text:span text:style-name="T809"><text:s text:c="12"/></text:span><text:span text:style-name="T810">android:textStyle</text:span><text:span text:style-name="T811">=</text:span><text:span text:style-name="T812">"bold"</text:span><text:span text:style-name="T813"><text:s/></text:span></text:p>
      <text:p text:style-name="P814"><text:span text:style-name="T815"><text:s text:c="12"/></text:span><text:span text:style-name="T816">android:layout_marginBottom</text:span><text:span text:style-name="T817">=</text:span><text:span text:style-name="T818">"20dp"</text:span><text:span text:style-name="T819">/&gt;</text:span></text:p>
      <text:p text:style-name="P820"/>
      <text:p text:style-name="P821"><text:span text:style-name="T822"><text:s text:c="4"/></text:span><text:span text:style-name="T823">&lt;/</text:span><text:span text:style-name="T824">LinearLayout</text:span><text:span text:style-name="T825">&gt;</text:span></text:p>
      <text:p text:style-name="P826"><text:span text:style-name="T827">&lt;/</text:span><text:span text:style-name="T828">LinearLayout</text:span><text:span text:style-name="T829">&gt;</text:span></text:p>
      <text:p text:style-name="P830"/>
      <text:p text:style-name="P831"><text:span text:style-name="T832">&lt;/</text:span><text:span text:style-name="T833">ScrollView</text:span><text:span text:style-name="T834">&gt;</text:span></text:p>
      <text:p text:style-name="P835"/>
      <text:p text:style-name="P836">Step 5</text:p>
      <text:p text:style-name="P837"><text:span text:style-name="T838">Thay đổi <text:s/>string.xml</text:span></text:p>
      <text:p text:style-name="P839"><text:span text:style-name="T840"><text:s text:c="4"/></text:span><text:span text:style-name="T841">&lt;</text:span><text:span text:style-name="T842">string</text:span><text:span text:style-name="T843"><text:s/></text:span><text:span text:style-name="T844">name</text:span><text:span text:style-name="T845">=</text:span><text:span text:style-name="T846">"credits"</text:span><text:span text:style-name="T847">&gt;</text:span><text:span text:style-name="T848">Credits</text:span><text:span text:style-name="T849">&lt;/</text:span><text:span text:style-name="T850">string</text:span><text:span text:style-name="T851">&gt;</text:span></text:p>
      <text:p text:style-name="P852"><text:span text:style-name="T853"><text:s text:c="4"/></text:span><text:span text:style-name="T854">&lt;</text:span><text:span text:style-name="T855">string</text:span><text:span text:style-name="T856"><text:s/></text:span><text:span text:style-name="T857">name</text:span><text:span text:style-name="T858">=</text:span><text:span text:style-name="T859">"information"</text:span><text:span text:style-name="T860">&gt;</text:span><text:span text:style-name="T861">Information</text:span><text:span text:style-name="T862">&lt;/</text:span><text:span text:style-name="T863">string</text:span><text:span text:style-name="T864">&gt;</text:span></text:p>
      <text:p text:style-name="P865"/>
      <text:p text:style-name="P866"/>
      <text:p text:style-name="P8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Monospace" svg:font-family="Monospace" style:font-family-generic="system" style:font-pitch="fixed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nguyen</meta:initial-creator>
    <dc:creator>_Big_Dick_</dc:creator>
    <meta:creation-date>2014-09-25T07:56:00Z</meta:creation-date>
    <dc:date>2014-09-25T09:40:00Z</dc:date>
    <meta:template xlink:href="Normal" xlink:type="simple"/>
    <meta:editing-cycles>9</meta:editing-cycles>
    <meta:editing-duration>PT2220S</meta:editing-duration>
    <meta:document-statistic meta:page-count="4" meta:paragraph-count="12" meta:word-count="968" meta:character-count="6479" meta:row-count="46" meta:non-whitespace-character-count="5523"/>
  </office:meta>
</office:document-meta>
</file>